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What I found the most interesting from this set of readings is the ancient views of rhetoric. More specifically how they weighed their values on the three types of rhetoric. Coming from a modern society it is almost incomprehensible to value people's collective opinions over concrete facts. This seems to almost undermine their goal of having a way to judge the most accurate arguments. However, there are also ideas from the article which made me rethink things. The idea that a person's opinions are “constructions made by the community in which she lived.” (5) makes opinions appear much more serious than they are treated in modern society.</text:p>
      <text:p text:style-name="Standard"><text:tab/>The articles didn't present much new to me by way of basic rhetoric. As mentioned above I learned a lot about the origins of rhetoric which I didn't know before and was extremely interesting. The article “The 3 Rhetorical appeals” was a fairly straightforward explanation of the appeals and how the operate, but it presented it in a new manner to me. It went into depth on some of the ways in which each type of rhetoric can be utilized and gave very good examples. It was a great refresher on rhetoric and showed me a few concepts I hadn't seen before such as extrinsic and intrinsic ethos. Additionally Professor Wagar's article introduced me to the concept of identification in rhetoric. I already had a vague idea that rhetoric operated on the principle of identification, but the article put that vague idea into clear solid concepts.</text:p>
      <text:p text:style-name="Standard"><text:tab/>A song that I identify heavily with is “That Green Gentleman” by Panic! at the Disco. Much of the song's lyrics, although broad and easily applicable to other situations, seem to be a theme of my life. Lines like “things have changed for me/ and that's okay/ I feel the same” are really where I see myself in the song. However, there is much of the song that has really nothing to do with me such as “a falling out we won't tip-toe about”. This goes with the idea of consubstantiality mentioned in Professor Wagar's article, identifying with someone or something but having differing valu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Ritchie</meta:initial-creator>
    <meta:creation-date>2015-08-31T18:43:42.87</meta:creation-date>
    <meta:document-statistic meta:table-count="0" meta:image-count="0" meta:object-count="0" meta:page-count="1" meta:paragraph-count="3" meta:word-count="358" meta:character-count="2078"/>
    <dc:date>2015-08-31T19:33:46.37</dc:date>
    <dc:creator>Robert Ritchie</dc:creator>
    <meta:editing-duration>PT2M32S</meta:editing-duration>
    <meta:editing-cycles>1</meta:editing-cycles>
    <meta:generator>OpenOffice/4.1.1$Win32 OpenOffice.org_project/411m6$Build-9775</meta:generator>
  </office:meta>
</office:document-meta>
</file>